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2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hilippians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PHILIPPIANS 1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PAUL'S SUPPLICATION FOR THE PHILIPPIAN BELIEVERS (1:1-11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2-tx-Title-and-Text" presentation:presentation-page-layout-name="Master1-PPL12" draw:id="Slide-258">
        <draw:frame draw:id="id87" presentation:style-name="a450" draw:name="Title 1" svg:x="1.38in" svg:y="0.4in" svg:width="10.6in" svg:height="1.44965in" presentation:class="title" presentation:placeholder="false">
          <draw:text-box>
            <text:p text:style-name="a449" text:class-names="" text:cond-style-name=""><text:span text:style-name="a447" text:class-names="">PAUL'S SUPPLICATION FOR THE PHILIPPIAN BELIEVERS (1:1-11)<text:s text:c="1"/></text:span><text:span text:style-name="a448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51" text:class-names=""><text:s text:c="1"/>For whom he prays (1:1-2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When he prays (1:3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<text:s text:c="1"/>How he prays (1:4):<text:s text:c="1"/>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><text:s text:c="1"/>Why he prays (1:5, 7-8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What he prays (1:6, 9-11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What he prays (1:6, 9-11)<text:s text:c="1"/></text:span><text:span text:style-name="a472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at God's Word be carried to its completion in every believer until the return of Christ (1:6)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at they might be filled with love (1:9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at they might have the spirit of discernment (1:10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at they be filled with the fruits of righteousness (or of salvation) (1:11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PAUL'S SUPPLICATION FOR THE PHILIPPIAN BELIEVERS (1:1-11)<text:s text:c="1"/></text:span><text:span text:style-name="a493" text:class-names=""/></text:p>
          </draw:text-box>
          <svg:title/>
          <svg:desc/>
        </draw:frame>
        <draw:frame draw:id="id92" presentation:style-name="a514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For whom he prays (1:1-2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When he prays (1:3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How he prays (1:4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Why he prays (1:5, 7-8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What he prays (1:6, 9-11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6" draw:style-name="a515" draw:master-page-name="Master1-Layout12-tx-Title-and-Text" presentation:presentation-page-layout-name="Master1-PPL12" draw:id="Slide-261">
        <draw:frame draw:id="id93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PHILIPPIANS 1</text:span><text:span text:style-name="a517" text:class-names=""/></text:p>
          </draw:text-box>
          <svg:title/>
          <svg:desc/>
        </draw:frame>
        <draw:frame draw:id="id94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PAUL'S SUPPLICATION FOR THE PHILIPPIAN BELIEVERS (1:1-11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PAUL'S EXPLANATION TO THE PHILIPPIAN BELIEVERS (1:12-30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7" draw:style-name="a530" draw:master-page-name="Master1-Layout12-tx-Title-and-Text" presentation:presentation-page-layout-name="Master1-PPL12" draw:id="Slide-262">
        <draw:frame draw:id="id95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PAUL'S EXPLANATION TO THE PHILIPPIAN BELIEVERS (1:12-30)<text:s text:c="1"/></text:span><text:span text:style-name="a532" text:class-names=""/></text:p>
          </draw:text-box>
          <svg:title/>
          <svg:desc/>
        </draw:frame>
        <draw:frame draw:id="id96" presentation:style-name="a544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The report (1:12-13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reaction (1:14-17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8" draw:style-name="a545" draw:master-page-name="Master1-Layout12-tx-Title-and-Text" presentation:presentation-page-layout-name="Master1-PPL12" draw:id="Slide-263">
        <draw:frame draw:id="id97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<text:s text:c="1"/>The reaction (1:14-17)<text:s text:c="1"/></text:span><text:span text:style-name="a547" text:class-names=""/></text:p>
          </draw:text-box>
          <svg:title/>
          <svg:desc/>
        </draw:frame>
        <draw:frame draw:id="id98" presentation:style-name="a559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Concerning his friends (1:14, 16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Concerning his foes (1:15, 17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9" draw:style-name="a560" draw:master-page-name="Master1-Layout12-tx-Title-and-Text" presentation:presentation-page-layout-name="Master1-PPL12" draw:id="Slide-264">
        <draw:frame draw:id="id99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PAUL'S EXPLANATION TO THE PHILIPPIAN BELIEVERS (1:12-30)<text:s text:c="1"/></text:span><text:span text:style-name="a562" text:class-names=""/></text:p>
          </draw:text-box>
          <svg:title/>
          <svg:desc/>
        </draw:frame>
        <draw:frame draw:id="id100" presentation:style-name="a580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The report (1:12-13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 reaction (1:14-17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rejoicing (1:18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resolve (1:19-26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0" draw:style-name="a581" draw:master-page-name="Master1-Layout1-title-Title-Slide" presentation:presentation-page-layout-name="Master1-PPL1" draw:id="Slide-265">
        <draw:frame draw:id="id101" presentation:style-name="a585" draw:name="Title 1" svg:x="1.38in" svg:y="0.83in" svg:width="10.3in" svg:height="4.42in" presentation:class="title" presentation:placeholder="false">
          <draw:text-box>
            <text:p text:style-name="a584" text:class-names="" text:cond-style-name=""><text:span text:style-name="a582" text:class-names=""><text:s text:c="1"/>The resolve (1:19-26)<text:s text:c="1"/></text:span><text:span text:style-name="a583" text:class-names=""/></text:p>
          </draw:text-box>
          <svg:title/>
          <svg:desc/>
        </draw:frame>
        <draw:frame draw:id="id102" presentation:style-name="a590" draw:name="Subtitle 2" svg:x="1.38in" svg:y="5.25in" svg:width="10.3in" svg:height="1.85in" presentation:class="subtitle" presentation:placeholder="false">
          <draw:text-box>
            <text:p text:style-name="a587" text:class-names="" text:cond-style-name=""><text:span text:style-name="a586" text:class-names=""><text:s text:c="1"/>Paul's dilemma (1:19-23)<text:s text:c="1"/></text:span></text:p>
            <text:p text:style-name="a589" text:class-names="" text:cond-style-name=""><text:span text:style-name="a588" text:class-names=""/></text:p>
          </draw:text-box>
          <svg:title/>
          <svg:desc/>
        </draw:frame>
      </draw:page>
      <draw:page draw:name="Slide11" draw:style-name="a591" draw:master-page-name="Master1-Layout12-tx-Title-and-Text" presentation:presentation-page-layout-name="Master1-PPL12" draw:id="Slide-266">
        <draw:frame draw:id="id103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Paul's dilemma (1:19-23)<text:s text:c="1"/></text:span><text:span text:style-name="a593" text:class-names=""/></text:p>
          </draw:text-box>
          <svg:title/>
          <svg:desc/>
        </draw:frame>
        <draw:frame draw:id="id104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o remain in this life would result in additional fruit (1:19-21a, 22).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o depart this life would mean being with Christ (1:21b, 23).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2" draw:style-name="a606" draw:master-page-name="Master1-Layout12-tx-Title-and-Text" presentation:presentation-page-layout-name="Master1-PPL12" draw:id="Slide-267">
        <draw:frame draw:id="id105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The resolve (1:19-26)<text:s text:c="1"/></text:span><text:span text:style-name="a608" text:class-names=""/></text:p>
          </draw:text-box>
          <svg:title/>
          <svg:desc/>
        </draw:frame>
        <draw:frame draw:id="id106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Paul's dilemma (1:19-23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Paul's decision (1:24-26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3" draw:style-name="a621" draw:master-page-name="Master1-Layout12-tx-Title-and-Text" presentation:presentation-page-layout-name="Master1-PPL12" draw:id="Slide-268">
        <draw:frame draw:id="id107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PAUL'S EXPLANATION TO THE PHILIPPIAN BELIEVERS (1:12-30)<text:s text:c="1"/></text:span><text:span text:style-name="a623" text:class-names=""/></text:p>
          </draw:text-box>
          <svg:title/>
          <svg:desc/>
        </draw:frame>
        <draw:frame draw:id="id108" presentation:style-name="a647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 report (1:12-13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reaction (1:14-17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The rejoicing (1:18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resolve (1:19-26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request (1:27-28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 reminder (1:29-30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4" draw:style-name="a648" draw:master-page-name="Master1-Layout12-tx-Title-and-Text" presentation:presentation-page-layout-name="Master1-PPL12" draw:id="Slide-269">
        <draw:frame draw:id="id109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<text:s text:c="1"/>The reminder (1:29-30):<text:s text:c="1"/></text:span><text:span text:style-name="a650" text:class-names=""/></text:p>
          </draw:text-box>
          <svg:title/>
          <svg:desc/>
        </draw:frame>
        <draw:frame draw:id="id110" presentation:style-name="a662" draw:name="Text Placeholder 2" svg:x="1.38in" svg:y="2in" svg:width="9.4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<text:s text:c="1"/>To trust in Christ (1:29a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o suffer for Christ (1:29b-30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5" draw:style-name="a663" draw:master-page-name="Master1-Layout12-tx-Title-and-Text" presentation:presentation-page-layout-name="Master1-PPL12" draw:id="Slide-270">
        <draw:frame draw:id="id111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PAUL'S EXPLANATION TO THE PHILIPPIAN BELIEVERS (1:12-30)<text:s text:c="1"/></text:span><text:span text:style-name="a665" text:class-names=""/></text:p>
          </draw:text-box>
          <svg:title/>
          <svg:desc/>
        </draw:frame>
        <draw:frame draw:id="id112" presentation:style-name="a689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The report (1:12-13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The reaction (1:14-17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The rejoicing (1:18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resolve (1:19-26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 request (1:27-28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The reminder (1:29-30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draw:page draw:name="Slide16" draw:style-name="a690" draw:master-page-name="Master1-Layout12-tx-Title-and-Text" presentation:presentation-page-layout-name="Master1-PPL12" draw:id="Slide-271">
        <draw:frame draw:id="id113" presentation:style-name="a694" draw:name="Title 1" svg:x="1.38in" svg:y="0.4in" svg:width="10.6in" svg:height="1.44965in" presentation:class="title" presentation:placeholder="false">
          <draw:text-box>
            <text:p text:style-name="a693" text:class-names="" text:cond-style-name=""><text:span text:style-name="a691" text:class-names="">PHILIPPIANS 1</text:span><text:span text:style-name="a692" text:class-names=""/></text:p>
          </draw:text-box>
          <svg:title/>
          <svg:desc/>
        </draw:frame>
        <draw:frame draw:id="id114" presentation:style-name="a707" draw:name="Text Placeholder 2" svg:x="1.38in" svg:y="2in" svg:width="9.4in" svg:height="4.7586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PAUL'S SUPPLICATION FOR THE PHILIPPIAN BELIEVERS (1:1-11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PAUL'S EXPLANATION TO THE PHILIPPIAN BELIEVERS (1:12-30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PHILIPPIANS 2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17" draw:style-name="a708" draw:master-page-name="Master1-Layout1-title-Title-Slide" presentation:presentation-page-layout-name="Master1-PPL1" draw:id="Slide-272">
        <draw:frame draw:id="id115" presentation:style-name="a712" draw:name="Title 1" svg:x="1.38in" svg:y="0.83in" svg:width="10.3in" svg:height="4.42in" presentation:class="title" presentation:placeholder="false">
          <draw:text-box>
            <text:p text:style-name="a711" text:class-names="" text:cond-style-name=""><text:span text:style-name="a709" text:class-names=""><text:s text:c="1"/>PHILIPPIANS 2</text:span><text:span text:style-name="a710" text:class-names=""/></text:p>
          </draw:text-box>
          <svg:title/>
          <svg:desc/>
        </draw:frame>
        <draw:frame draw:id="id116" presentation:style-name="a717" draw:name="Subtitle 2" svg:x="1.38in" svg:y="5.25in" svg:width="10.3in" svg:height="1.85in" presentation:class="subtitle" presentation:placeholder="false">
          <draw:text-box>
            <text:p text:style-name="a714" text:class-names="" text:cond-style-name=""><text:span text:style-name="a713" text:class-names=""><text:s text:c="1"/>THE CHALLENGE FROM PAUL (2:1-18):<text:s text:c="1"/></text:span></text:p>
            <text:p text:style-name="a716" text:class-names="" text:cond-style-name=""><text:span text:style-name="a715" text:class-names=""/></text:p>
          </draw:text-box>
          <svg:title/>
          <svg:desc/>
        </draw:frame>
      </draw:page>
      <draw:page draw:name="Slide18" draw:style-name="a718" draw:master-page-name="Master1-Layout1-title-Title-Slide" presentation:presentation-page-layout-name="Master1-PPL1" draw:id="Slide-273">
        <draw:frame draw:id="id117" presentation:style-name="a722" draw:name="Title 1" svg:x="1.38in" svg:y="0.83in" svg:width="10.3in" svg:height="4.42in" presentation:class="title" presentation:placeholder="false">
          <draw:text-box>
            <text:p text:style-name="a721" text:class-names="" text:cond-style-name=""><text:span text:style-name="a719" text:class-names=""><text:s text:c="1"/>THE CHALLENGE FROM PAUL (2:1-18):<text:s text:c="1"/></text:span><text:span text:style-name="a720" text:class-names=""/></text:p>
          </draw:text-box>
          <svg:title/>
          <svg:desc/>
        </draw:frame>
        <draw:frame draw:id="id118" presentation:style-name="a727" draw:name="Subtitle 2" svg:x="1.38in" svg:y="5.25in" svg:width="10.3in" svg:height="1.85in" presentation:class="subtitle" presentation:placeholder="false">
          <draw:text-box>
            <text:p text:style-name="a724" text:class-names="" text:cond-style-name=""><text:span text:style-name="a723" text:class-names=""><text:s text:c="1"/>The essentials in humility (2:1-4)<text:s text:c="1"/></text:span></text:p>
            <text:p text:style-name="a726" text:class-names="" text:cond-style-name=""><text:span text:style-name="a725" text:class-names=""/></text:p>
          </draw:text-box>
          <svg:title/>
          <svg:desc/>
        </draw:frame>
      </draw:page>
      <draw:page draw:name="Slide19" draw:style-name="a728" draw:master-page-name="Master1-Layout12-tx-Title-and-Text" presentation:presentation-page-layout-name="Master1-PPL12" draw:id="Slide-274">
        <draw:frame draw:id="id119" presentation:style-name="a732" draw:name="Title 1" svg:x="1.38in" svg:y="0.4in" svg:width="10.6in" svg:height="1.44965in" presentation:class="title" presentation:placeholder="false">
          <draw:text-box>
            <text:p text:style-name="a731" text:class-names="" text:cond-style-name=""><text:span text:style-name="a729" text:class-names=""><text:s text:c="1"/>The essentials in humility (2:1-4)<text:s text:c="1"/></text:span><text:span text:style-name="a730" text:class-names=""/></text:p>
          </draw:text-box>
          <svg:title/>
          <svg:desc/>
        </draw:frame>
        <draw:frame draw:id="id120" presentation:style-name="a742" draw:name="Text Placeholder 2" svg:x="1.38in" svg:y="2in" svg:width="9.4in" svg:height="4.75868in" presentation:class="outline" presentation:placeholder="false">
          <draw:text-box>
            <text:list text:style-name="a735">
              <text:list-item>
                <text:p text:style-name="a734" text:class-names="" text:cond-style-name=""><text:span text:style-name="a733" text:class-names=""><text:s text:c="1"/>Unity in love (2:1-2a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<text:s text:c="1"/>Unity in spirit and purpose (2:2b-4)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</draw:text-box>
          <svg:title/>
          <svg:desc/>
        </draw:frame>
      </draw:page>
      <draw:page draw:name="Slide20" draw:style-name="a743" draw:master-page-name="Master1-Layout12-tx-Title-and-Text" presentation:presentation-page-layout-name="Master1-PPL12" draw:id="Slide-275">
        <draw:frame draw:id="id121" presentation:style-name="a747" draw:name="Title 1" svg:x="1.38in" svg:y="0.4in" svg:width="10.6in" svg:height="1.44965in" presentation:class="title" presentation:placeholder="false">
          <draw:text-box>
            <text:p text:style-name="a746" text:class-names="" text:cond-style-name=""><text:span text:style-name="a744" text:class-names=""><text:s text:c="1"/>THE CHALLENGE FROM PAUL (2:1-18):<text:s text:c="1"/></text:span><text:span text:style-name="a745" text:class-names=""/></text:p>
          </draw:text-box>
          <svg:title/>
          <svg:desc/>
        </draw:frame>
        <draw:frame draw:id="id122" presentation:style-name="a757" draw:name="Text Placeholder 2" svg:x="1.38in" svg:y="2in" svg:width="9.4in" svg:height="4.75868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8" text:class-names=""><text:s text:c="1"/>The essentials in humility (2:1-4)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The example of humility (2:5-11):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</draw:text-box>
          <svg:title/>
          <svg:desc/>
        </draw:frame>
      </draw:page>
      <draw:page draw:name="Slide21" draw:style-name="a758" draw:master-page-name="Master1-Layout1-title-Title-Slide" presentation:presentation-page-layout-name="Master1-PPL1" draw:id="Slide-276">
        <draw:frame draw:id="id123" presentation:style-name="a762" draw:name="Title 1" svg:x="1.38in" svg:y="0.83in" svg:width="10.3in" svg:height="4.42in" presentation:class="title" presentation:placeholder="false">
          <draw:text-box>
            <text:p text:style-name="a761" text:class-names="" text:cond-style-name=""><text:span text:style-name="a759" text:class-names=""><text:s text:c="1"/>The example of humility (2:5-11):<text:s text:c="1"/></text:span><text:span text:style-name="a760" text:class-names=""/></text:p>
          </draw:text-box>
          <svg:title/>
          <svg:desc/>
        </draw:frame>
        <draw:frame draw:id="id124" presentation:style-name="a767" draw:name="Subtitle 2" svg:x="1.38in" svg:y="5.25in" svg:width="10.3in" svg:height="1.85in" presentation:class="subtitle" presentation:placeholder="false">
          <draw:text-box>
            <text:p text:style-name="a764" text:class-names="" text:cond-style-name=""><text:span text:style-name="a763" text:class-names=""><text:s text:c="1"/>The pain (2:5-8b)<text:s text:c="1"/></text:span></text:p>
            <text:p text:style-name="a766" text:class-names="" text:cond-style-name=""><text:span text:style-name="a765" text:class-names=""/></text:p>
          </draw:text-box>
          <svg:title/>
          <svg:desc/>
        </draw:frame>
      </draw:page>
      <draw:page draw:name="Slide22" draw:style-name="a768" draw:master-page-name="Master1-Layout12-tx-Title-and-Text" presentation:presentation-page-layout-name="Master1-PPL12" draw:id="Slide-277">
        <draw:frame draw:id="id125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69" text:class-names=""><text:s text:c="1"/>The pain (2:5-8b)<text:s text:c="1"/></text:span><text:span text:style-name="a770" text:class-names=""/></text:p>
          </draw:text-box>
          <svg:title/>
          <svg:desc/>
        </draw:frame>
        <draw:frame draw:id="id126" presentation:style-name="a791" draw:name="Text Placeholder 2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<text:s text:c="1"/>Even though he was God, he did not cling to his rights as God (2:5-6).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He laid aside his glory (2:7a).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He took upon himself the nature of a human servant (2:7b).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He humbled himself (2:8a).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He became obedient and died on the cross (2:8b).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23" draw:style-name="a792" draw:master-page-name="Master1-Layout12-tx-Title-and-Text" presentation:presentation-page-layout-name="Master1-PPL12" draw:id="Slide-278">
        <draw:frame draw:id="id127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<text:s text:c="1"/>The example of humility (2:5-11):<text:s text:c="1"/></text:span><text:span text:style-name="a794" text:class-names=""/></text:p>
          </draw:text-box>
          <svg:title/>
          <svg:desc/>
        </draw:frame>
        <draw:frame draw:id="id128" presentation:style-name="a806" draw:name="Text Placeholder 2" svg:x="1.38in" svg:y="2in" svg:width="9.4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<text:s text:c="1"/>The pain (2:5-8b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The gain (2:9-11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24" draw:style-name="a807" draw:master-page-name="Master1-Layout12-tx-Title-and-Text" presentation:presentation-page-layout-name="Master1-PPL12" draw:id="Slide-279">
        <draw:frame draw:id="id129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8" text:class-names=""><text:s text:c="1"/>The gain (2:9-11)<text:s text:c="1"/></text:span><text:span text:style-name="a809" text:class-names=""/></text:p>
          </draw:text-box>
          <svg:title/>
          <svg:desc/>
        </draw:frame>
        <draw:frame draw:id="id130" presentation:style-name="a824" draw:name="Tex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<text:s text:c="1"/>God has exalted him to the highest place (2:9a).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<text:s text:c="1"/>He has been given a name above all other names (2:9b).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<text:s text:c="1"/>Someday all people will acknowledge that he is Lord (2:10-11).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/></text:p>
              </text:list-item>
            </text:list>
          </draw:text-box>
          <svg:title/>
          <svg:desc/>
        </draw:frame>
      </draw:page>
      <draw:page draw:name="Slide25" draw:style-name="a825" draw:master-page-name="Master1-Layout12-tx-Title-and-Text" presentation:presentation-page-layout-name="Master1-PPL12" draw:id="Slide-280">
        <draw:frame draw:id="id131" presentation:style-name="a829" draw:name="Title 1" svg:x="1.38in" svg:y="0.4in" svg:width="10.6in" svg:height="1.44965in" presentation:class="title" presentation:placeholder="false">
          <draw:text-box>
            <text:p text:style-name="a828" text:class-names="" text:cond-style-name=""><text:span text:style-name="a826" text:class-names=""><text:s text:c="1"/>The example of humility (2:5-11):<text:s text:c="1"/></text:span><text:span text:style-name="a827" text:class-names=""/></text:p>
          </draw:text-box>
          <svg:title/>
          <svg:desc/>
        </draw:frame>
        <draw:frame draw:id="id132" presentation:style-name="a839" draw:name="Text Placeholder 2" svg:x="1.38in" svg:y="2in" svg:width="9.4in" svg:height="4.75868in" presentation:class="outline" presentation:placeholder="false">
          <draw:text-box>
            <text:list text:style-name="a832">
              <text:list-item>
                <text:p text:style-name="a831" text:class-names="" text:cond-style-name=""><text:span text:style-name="a830" text:class-names=""><text:s text:c="1"/>The pain (2:5-8b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<text:s text:c="1"/>The gain (2:9-11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</draw:text-box>
          <svg:title/>
          <svg:desc/>
        </draw:frame>
      </draw:page>
      <draw:page draw:name="Slide26" draw:style-name="a840" draw:master-page-name="Master1-Layout12-tx-Title-and-Text" presentation:presentation-page-layout-name="Master1-PPL12" draw:id="Slide-281">
        <draw:frame draw:id="id133" presentation:style-name="a844" draw:name="Title 1" svg:x="1.38in" svg:y="0.4in" svg:width="10.6in" svg:height="1.44965in" presentation:class="title" presentation:placeholder="false">
          <draw:text-box>
            <text:p text:style-name="a843" text:class-names="" text:cond-style-name=""><text:span text:style-name="a841" text:class-names=""><text:s text:c="1"/>THE CHALLENGE FROM PAUL (2:1-18):<text:s text:c="1"/></text:span><text:span text:style-name="a842" text:class-names=""/></text:p>
          </draw:text-box>
          <svg:title/>
          <svg:desc/>
        </draw:frame>
        <draw:frame draw:id="id134" presentation:style-name="a857" draw:name="Text Placeholder 2" svg:x="1.38in" svg:y="2in" svg:width="9.4in" svg:height="4.75868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<text:s text:c="1"/>The essentials in humility (2:1-4)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<text:s text:c="1"/>The example of humility (2:5-11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<text:s text:c="1"/>The exhortation to humility (2:12-18)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/></text:p>
              </text:list-item>
            </text:list>
          </draw:text-box>
          <svg:title/>
          <svg:desc/>
        </draw:frame>
      </draw:page>
      <draw:page draw:name="Slide27" draw:style-name="a858" draw:master-page-name="Master1-Layout12-tx-Title-and-Text" presentation:presentation-page-layout-name="Master1-PPL12" draw:id="Slide-282">
        <draw:frame draw:id="id135" presentation:style-name="a862" draw:name="Title 1" svg:x="1.38in" svg:y="0.4in" svg:width="10.6in" svg:height="1.44965in" presentation:class="title" presentation:placeholder="false">
          <draw:text-box>
            <text:p text:style-name="a861" text:class-names="" text:cond-style-name=""><text:span text:style-name="a859" text:class-names=""><text:s text:c="1"/>The exhortation to humility (2:12-18)<text:s text:c="1"/></text:span><text:span text:style-name="a860" text:class-names=""/></text:p>
          </draw:text-box>
          <svg:title/>
          <svg:desc/>
        </draw:frame>
        <draw:frame draw:id="id136" presentation:style-name="a881" draw:name="Text Placeholder 2" svg:x="1.38in" svg:y="2in" svg:width="9.4in" svg:height="4.75868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<text:s text:c="1"/>Let God perfect in you his salvation (2:12-13).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Don't complain (2:14).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Shine as beacons of light in a dark world (2:15).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Hold to the Word of life (2:16).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<text:s text:c="1"/>Rejoice with Paul in his sacrifice (2:17-18).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</draw:text-box>
          <svg:title/>
          <svg:desc/>
        </draw:frame>
      </draw:page>
      <draw:page draw:name="Slide28" draw:style-name="a882" draw:master-page-name="Master1-Layout12-tx-Title-and-Text" presentation:presentation-page-layout-name="Master1-PPL12" draw:id="Slide-283">
        <draw:frame draw:id="id137" presentation:style-name="a886" draw:name="Title 1" svg:x="1.38in" svg:y="0.4in" svg:width="10.6in" svg:height="1.44965in" presentation:class="title" presentation:placeholder="false">
          <draw:text-box>
            <text:p text:style-name="a885" text:class-names="" text:cond-style-name=""><text:span text:style-name="a883" text:class-names=""><text:s text:c="1"/>THE CHALLENGE FROM PAUL (2:1-18):<text:s text:c="1"/></text:span><text:span text:style-name="a884" text:class-names=""/></text:p>
          </draw:text-box>
          <svg:title/>
          <svg:desc/>
        </draw:frame>
        <draw:frame draw:id="id138" presentation:style-name="a899" draw:name="Text Placeholder 2" svg:x="1.38in" svg:y="2in" svg:width="9.4in" svg:height="4.75868in" presentation:class="outline" presentation:placeholder="false">
          <draw:text-box>
            <text:list text:style-name="a889">
              <text:list-item>
                <text:p text:style-name="a888" text:class-names="" text:cond-style-name=""><text:span text:style-name="a887" text:class-names=""><text:s text:c="1"/>The essentials in humility (2:1-4)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<text:s text:c="1"/>The example of humility (2:5-11):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<text:s text:c="1"/>The exhortation to humility (2:12-18)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</draw:text-box>
          <svg:title/>
          <svg:desc/>
        </draw:frame>
      </draw:page>
      <draw:page draw:name="Slide29" draw:style-name="a900" draw:master-page-name="Master1-Layout12-tx-Title-and-Text" presentation:presentation-page-layout-name="Master1-PPL12" draw:id="Slide-284">
        <draw:frame draw:id="id139" presentation:style-name="a904" draw:name="Title 1" svg:x="1.38in" svg:y="0.4in" svg:width="10.6in" svg:height="1.44965in" presentation:class="title" presentation:placeholder="false">
          <draw:text-box>
            <text:p text:style-name="a903" text:class-names="" text:cond-style-name=""><text:span text:style-name="a901" text:class-names=""><text:s text:c="1"/>PHILIPPIANS 2</text:span><text:span text:style-name="a902" text:class-names=""/></text:p>
          </draw:text-box>
          <svg:title/>
          <svg:desc/>
        </draw:frame>
        <draw:frame draw:id="id140" presentation:style-name="a914" draw:name="Text Placeholder 2" svg:x="1.38in" svg:y="2in" svg:width="9.4in" svg:height="4.75868in" presentation:class="outline" presentation:placeholder="false">
          <draw:text-box>
            <text:list text:style-name="a907">
              <text:list-item>
                <text:p text:style-name="a906" text:class-names="" text:cond-style-name=""><text:span text:style-name="a905" text:class-names=""><text:s text:c="1"/>THE CHALLENGE FROM PAUL (2:1-18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<text:s text:c="1"/>THE COWORKERS FROM PAUL (2:19-30):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/></text:p>
              </text:list-item>
            </text:list>
          </draw:text-box>
          <svg:title/>
          <svg:desc/>
        </draw:frame>
      </draw:page>
      <draw:page draw:name="Slide30" draw:style-name="a915" draw:master-page-name="Master1-Layout1-title-Title-Slide" presentation:presentation-page-layout-name="Master1-PPL1" draw:id="Slide-285">
        <draw:frame draw:id="id141" presentation:style-name="a919" draw:name="Title 1" svg:x="1.38in" svg:y="0.83in" svg:width="10.3in" svg:height="4.42in" presentation:class="title" presentation:placeholder="false">
          <draw:text-box>
            <text:p text:style-name="a918" text:class-names="" text:cond-style-name=""><text:span text:style-name="a916" text:class-names=""><text:s text:c="1"/>THE COWORKERS FROM PAUL (2:19-30):<text:s text:c="1"/></text:span><text:span text:style-name="a917" text:class-names=""/></text:p>
          </draw:text-box>
          <svg:title/>
          <svg:desc/>
        </draw:frame>
        <draw:frame draw:id="id142" presentation:style-name="a924" draw:name="Subtitle 2" svg:x="1.38in" svg:y="5.25in" svg:width="10.3in" svg:height="1.85in" presentation:class="subtitle" presentation:placeholder="false">
          <draw:text-box>
            <text:p text:style-name="a921" text:class-names="" text:cond-style-name=""><text:span text:style-name="a920" text:class-names=""><text:s text:c="1"/>Timothy (2:19-24)<text:s text:c="1"/></text:span></text:p>
            <text:p text:style-name="a923" text:class-names="" text:cond-style-name=""><text:span text:style-name="a922" text:class-names=""/></text:p>
          </draw:text-box>
          <svg:title/>
          <svg:desc/>
        </draw:frame>
      </draw:page>
      <draw:page draw:name="Slide31" draw:style-name="a925" draw:master-page-name="Master1-Layout12-tx-Title-and-Text" presentation:presentation-page-layout-name="Master1-PPL12" draw:id="Slide-286">
        <draw:frame draw:id="id143" presentation:style-name="a929" draw:name="Title 1" svg:x="1.38in" svg:y="0.4in" svg:width="10.6in" svg:height="1.44965in" presentation:class="title" presentation:placeholder="false">
          <draw:text-box>
            <text:p text:style-name="a928" text:class-names="" text:cond-style-name=""><text:span text:style-name="a926" text:class-names=""><text:s text:c="1"/>Timothy (2:19-24)<text:s text:c="1"/></text:span><text:span text:style-name="a927" text:class-names=""/></text:p>
          </draw:text-box>
          <svg:title/>
          <svg:desc/>
        </draw:frame>
        <draw:frame draw:id="id144" presentation:style-name="a942" draw:name="Text Placeholder 2" svg:x="1.38in" svg:y="2in" svg:width="9.4in" svg:height="4.75868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><text:s text:c="1"/>Timothy, messenger of God (2:19):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Timothy, man of God (2:20-23):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<text:s text:c="1"/>Paul, too, hopes to come visit them soon (2:24).<text:s text:c="1"/>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/></text:p>
              </text:list-item>
            </text:list>
          </draw:text-box>
          <svg:title/>
          <svg:desc/>
        </draw:frame>
      </draw:page>
      <draw:page draw:name="Slide32" draw:style-name="a943" draw:master-page-name="Master1-Layout12-tx-Title-and-Text" presentation:presentation-page-layout-name="Master1-PPL12" draw:id="Slide-287">
        <draw:frame draw:id="id145" presentation:style-name="a947" draw:name="Title 1" svg:x="1.38in" svg:y="0.4in" svg:width="10.6in" svg:height="1.44965in" presentation:class="title" presentation:placeholder="false">
          <draw:text-box>
            <text:p text:style-name="a946" text:class-names="" text:cond-style-name=""><text:span text:style-name="a944" text:class-names=""><text:s text:c="1"/>THE COWORKERS FROM PAUL (2:19-30):<text:s text:c="1"/></text:span><text:span text:style-name="a945" text:class-names=""/></text:p>
          </draw:text-box>
          <svg:title/>
          <svg:desc/>
        </draw:frame>
        <draw:frame draw:id="id146" presentation:style-name="a957" draw:name="Text Placeholder 2" svg:x="1.38in" svg:y="2in" svg:width="9.4in" svg:height="4.75868in" presentation:class="outline" presentation:placeholder="false">
          <draw:text-box>
            <text:list text:style-name="a950">
              <text:list-item>
                <text:p text:style-name="a949" text:class-names="" text:cond-style-name=""><text:span text:style-name="a948" text:class-names=""><text:s text:c="1"/>Timothy (2:19-24)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<text:s text:c="1"/>Epaphroditus (2:25-30)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</draw:text-box>
          <svg:title/>
          <svg:desc/>
        </draw:frame>
      </draw:page>
      <draw:page draw:name="Slide33" draw:style-name="a958" draw:master-page-name="Master1-Layout12-tx-Title-and-Text" presentation:presentation-page-layout-name="Master1-PPL12" draw:id="Slide-288">
        <draw:frame draw:id="id147" presentation:style-name="a962" draw:name="Title 1" svg:x="1.38in" svg:y="0.4in" svg:width="10.6in" svg:height="1.44965in" presentation:class="title" presentation:placeholder="false">
          <draw:text-box>
            <text:p text:style-name="a961" text:class-names="" text:cond-style-name=""><text:span text:style-name="a959" text:class-names=""><text:s text:c="1"/>Epaphroditus (2:25-30)<text:s text:c="1"/></text:span><text:span text:style-name="a960" text:class-names=""/></text:p>
          </draw:text-box>
          <svg:title/>
          <svg:desc/>
        </draw:frame>
        <draw:frame draw:id="id148" presentation:style-name="a972" draw:name="Text Placeholder 2" svg:x="1.38in" svg:y="2in" svg:width="9.4in" svg:height="4.75868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3" text:class-names=""><text:s text:c="1"/>The soldier (2:25):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<text:s text:c="1"/>The stricken (2:26-30)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</draw:text-box>
          <svg:title/>
          <svg:desc/>
        </draw:frame>
      </draw:page>
      <draw:page draw:name="Slide34" draw:style-name="a973" draw:master-page-name="Master1-Layout12-tx-Title-and-Text" presentation:presentation-page-layout-name="Master1-PPL12" draw:id="Slide-289">
        <draw:frame draw:id="id149" presentation:style-name="a977" draw:name="Title 1" svg:x="1.38in" svg:y="0.4in" svg:width="10.6in" svg:height="1.44965in" presentation:class="title" presentation:placeholder="false">
          <draw:text-box>
            <text:p text:style-name="a976" text:class-names="" text:cond-style-name=""><text:span text:style-name="a974" text:class-names=""><text:s text:c="1"/>The stricken (2:26-30)<text:s text:c="1"/></text:span><text:span text:style-name="a975" text:class-names=""/></text:p>
          </draw:text-box>
          <svg:title/>
          <svg:desc/>
        </draw:frame>
        <draw:frame draw:id="id150" presentation:style-name="a990" draw:name="Text Placeholder 2" svg:x="1.38in" svg:y="2in" svg:width="9.4in" svg:height="4.75868in" presentation:class="outline" presentation:placeholder="false">
          <draw:text-box>
            <text:list text:style-name="a980">
              <text:list-item>
                <text:p text:style-name="a979" text:class-names="" text:cond-style-name=""><text:span text:style-name="a978" text:class-names=""><text:s text:c="1"/>Epaphroditus was desperately ill (2:26b-27a, 30).<text:s text:c="1"/>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<text:s text:c="1"/>God healed him (2:27b).<text:s text:c="1"/>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<text:s text:c="1"/>Paul is sending him back home (2:26a, 28-29).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/></text:p>
              </text:list-item>
            </text:list>
          </draw:text-box>
          <svg:title/>
          <svg:desc/>
        </draw:frame>
      </draw:page>
      <draw:page draw:name="Slide35" draw:style-name="a991" draw:master-page-name="Master1-Layout12-tx-Title-and-Text" presentation:presentation-page-layout-name="Master1-PPL12" draw:id="Slide-290">
        <draw:frame draw:id="id151" presentation:style-name="a995" draw:name="Title 1" svg:x="1.38in" svg:y="0.4in" svg:width="10.6in" svg:height="1.44965in" presentation:class="title" presentation:placeholder="false">
          <draw:text-box>
            <text:p text:style-name="a994" text:class-names="" text:cond-style-name=""><text:span text:style-name="a992" text:class-names=""><text:s text:c="1"/>Epaphroditus (2:25-30)<text:s text:c="1"/></text:span><text:span text:style-name="a993" text:class-names=""/></text:p>
          </draw:text-box>
          <svg:title/>
          <svg:desc/>
        </draw:frame>
        <draw:frame draw:id="id152" presentation:style-name="a1005" draw:name="Text Placeholder 2" svg:x="1.38in" svg:y="2in" svg:width="9.4in" svg:height="4.75868in" presentation:class="outline" presentation:placeholder="false">
          <draw:text-box>
            <text:list text:style-name="a998">
              <text:list-item>
                <text:p text:style-name="a997" text:class-names="" text:cond-style-name=""><text:span text:style-name="a996" text:class-names=""><text:s text:c="1"/>The soldier (2:25):<text:s text:c="1"/>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><text:s text:c="1"/>The stricken (2:26-30)<text:s text:c="1"/>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/></text:p>
              </text:list-item>
            </text:list>
          </draw:text-box>
          <svg:title/>
          <svg:desc/>
        </draw:frame>
      </draw:page>
      <draw:page draw:name="Slide36" draw:style-name="a1006" draw:master-page-name="Master1-Layout12-tx-Title-and-Text" presentation:presentation-page-layout-name="Master1-PPL12" draw:id="Slide-291">
        <draw:frame draw:id="id153" presentation:style-name="a1010" draw:name="Title 1" svg:x="1.38in" svg:y="0.4in" svg:width="10.6in" svg:height="1.44965in" presentation:class="title" presentation:placeholder="false">
          <draw:text-box>
            <text:p text:style-name="a1009" text:class-names="" text:cond-style-name=""><text:span text:style-name="a1007" text:class-names=""><text:s text:c="1"/>THE COWORKERS FROM PAUL (2:19-30):<text:s text:c="1"/></text:span><text:span text:style-name="a1008" text:class-names=""/></text:p>
          </draw:text-box>
          <svg:title/>
          <svg:desc/>
        </draw:frame>
        <draw:frame draw:id="id154" presentation:style-name="a1020" draw:name="Text Placeholder 2" svg:x="1.38in" svg:y="2in" svg:width="9.4in" svg:height="4.75868in" presentation:class="outline" presentation:placeholder="false">
          <draw:text-box>
            <text:list text:style-name="a1013">
              <text:list-item>
                <text:p text:style-name="a1012" text:class-names="" text:cond-style-name=""><text:span text:style-name="a1011" text:class-names=""><text:s text:c="1"/>Timothy (2:19-24)<text:s text:c="1"/>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<text:s text:c="1"/>Epaphroditus (2:25-30)<text:s text:c="1"/>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/></text:p>
              </text:list-item>
            </text:list>
          </draw:text-box>
          <svg:title/>
          <svg:desc/>
        </draw:frame>
      </draw:page>
      <draw:page draw:name="Slide37" draw:style-name="a1021" draw:master-page-name="Master1-Layout12-tx-Title-and-Text" presentation:presentation-page-layout-name="Master1-PPL12" draw:id="Slide-292">
        <draw:frame draw:id="id155" presentation:style-name="a1025" draw:name="Title 1" svg:x="1.38in" svg:y="0.4in" svg:width="10.6in" svg:height="1.44965in" presentation:class="title" presentation:placeholder="false">
          <draw:text-box>
            <text:p text:style-name="a1024" text:class-names="" text:cond-style-name=""><text:span text:style-name="a1022" text:class-names=""><text:s text:c="1"/>PHILIPPIANS 2</text:span><text:span text:style-name="a1023" text:class-names=""/></text:p>
          </draw:text-box>
          <svg:title/>
          <svg:desc/>
        </draw:frame>
        <draw:frame draw:id="id156" presentation:style-name="a1035" draw:name="Text Placeholder 2" svg:x="1.38in" svg:y="2in" svg:width="9.4in" svg:height="4.75868in" presentation:class="outline" presentation:placeholder="false">
          <draw:text-box>
            <text:list text:style-name="a1028">
              <text:list-item>
                <text:p text:style-name="a1027" text:class-names="" text:cond-style-name=""><text:span text:style-name="a1026" text:class-names=""><text:s text:c="1"/>THE CHALLENGE FROM PAUL (2:1-18):<text:s text:c="1"/>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<text:s text:c="1"/>THE COWORKERS FROM PAUL (2:19-30):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/></text:p>
              </text:list-item>
            </text:list>
          </draw:text-box>
          <svg:title/>
          <svg:desc/>
        </draw:frame>
      </draw:page>
      <draw:page draw:name="Slide38" draw:style-name="a1036" draw:master-page-name="Master1-Layout12-tx-Title-and-Text" presentation:presentation-page-layout-name="Master1-PPL12" draw:id="Slide-293">
        <draw:frame draw:id="id157" presentation:style-name="a1040" draw:name="Title 1" svg:x="1.38in" svg:y="0.4in" svg:width="10.6in" svg:height="1.44965in" presentation:class="title" presentation:placeholder="false">
          <draw:text-box>
            <text:p text:style-name="a1039" text:class-names="" text:cond-style-name=""><text:span text:style-name="a1037" text:class-names="">PHILIPPIANS 1</text:span><text:span text:style-name="a1038" text:class-names=""/></text:p>
          </draw:text-box>
          <svg:title/>
          <svg:desc/>
        </draw:frame>
        <draw:frame draw:id="id158" presentation:style-name="a1056" draw:name="Text Placeholder 2" svg:x="1.38in" svg:y="2in" svg:width="9.4in" svg:height="4.75868in" presentation:class="outline" presentation:placeholder="false">
          <draw:text-box>
            <text:list text:style-name="a1043">
              <text:list-item>
                <text:p text:style-name="a1042" text:class-names="" text:cond-style-name=""><text:span text:style-name="a1041" text:class-names="">PAUL'S SUPPLICATION FOR THE PHILIPPIAN BELIEVERS (1:1-11)<text:s text:c="1"/>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PAUL'S EXPLANATION TO THE PHILIPPIAN BELIEVERS (1:12-30)<text:s text:c="1"/>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<text:s text:c="1"/>PHILIPPIANS 2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PHILIPPIANS 3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/></text:p>
              </text:list-item>
            </text:list>
          </draw:text-box>
          <svg:title/>
          <svg:desc/>
        </draw:frame>
      </draw:page>
      <draw:page draw:name="Slide39" draw:style-name="a1057" draw:master-page-name="Master1-Layout1-title-Title-Slide" presentation:presentation-page-layout-name="Master1-PPL1" draw:id="Slide-294">
        <draw:frame draw:id="id159" presentation:style-name="a1061" draw:name="Title 1" svg:x="1.38in" svg:y="0.83in" svg:width="10.3in" svg:height="4.42in" presentation:class="title" presentation:placeholder="false">
          <draw:text-box>
            <text:p text:style-name="a1060" text:class-names="" text:cond-style-name=""><text:span text:style-name="a1058" text:class-names="">PHILIPPIANS 3</text:span><text:span text:style-name="a1059" text:class-names=""/></text:p>
          </draw:text-box>
          <svg:title/>
          <svg:desc/>
        </draw:frame>
        <draw:frame draw:id="id160" presentation:style-name="a1066" draw:name="Subtitle 2" svg:x="1.38in" svg:y="5.25in" svg:width="10.3in" svg:height="1.85in" presentation:class="subtitle" presentation:placeholder="false">
          <draw:text-box>
            <text:p text:style-name="a1063" text:class-names="" text:cond-style-name=""><text:span text:style-name="a1062" text:class-names=""><text:s text:c="1"/>THE CORRUPTION (3:1-3, 18-19):<text:s text:c="1"/></text:span></text:p>
            <text:p text:style-name="a1065" text:class-names="" text:cond-style-name=""><text:span text:style-name="a1064" text:class-names=""/></text:p>
          </draw:text-box>
          <svg:title/>
          <svg:desc/>
        </draw:frame>
      </draw:page>
      <draw:page draw:name="Slide40" draw:style-name="a1067" draw:master-page-name="Master1-Layout1-title-Title-Slide" presentation:presentation-page-layout-name="Master1-PPL1" draw:id="Slide-295">
        <draw:frame draw:id="id161" presentation:style-name="a1071" draw:name="Title 1" svg:x="1.38in" svg:y="0.83in" svg:width="10.3in" svg:height="4.42in" presentation:class="title" presentation:placeholder="false">
          <draw:text-box>
            <text:p text:style-name="a1070" text:class-names="" text:cond-style-name=""><text:span text:style-name="a1068" text:class-names=""><text:s text:c="1"/>THE CORRUPTION (3:1-3, 18-19):<text:s text:c="1"/></text:span><text:span text:style-name="a1069" text:class-names=""/></text:p>
          </draw:text-box>
          <svg:title/>
          <svg:desc/>
        </draw:frame>
        <draw:frame draw:id="id162" presentation:style-name="a1076" draw:name="Subtitle 2" svg:x="1.38in" svg:y="5.25in" svg:width="10.3in" svg:height="1.85in" presentation:class="subtitle" presentation:placeholder="false">
          <draw:text-box>
            <text:p text:style-name="a1073" text:class-names="" text:cond-style-name=""><text:span text:style-name="a1072" text:class-names=""><text:s text:c="1"/>Who these foes are (3:1-3):<text:s text:c="1"/></text:span></text:p>
            <text:p text:style-name="a1075" text:class-names="" text:cond-style-name=""><text:span text:style-name="a1074" text:class-names=""/></text:p>
          </draw:text-box>
          <svg:title/>
          <svg:desc/>
        </draw:frame>
      </draw:page>
      <draw:page draw:name="Slide41" draw:style-name="a1077" draw:master-page-name="Master1-Layout12-tx-Title-and-Text" presentation:presentation-page-layout-name="Master1-PPL12" draw:id="Slide-296">
        <draw:frame draw:id="id163" presentation:style-name="a1081" draw:name="Title 1" svg:x="1.38in" svg:y="0.4in" svg:width="10.6in" svg:height="1.44965in" presentation:class="title" presentation:placeholder="false">
          <draw:text-box>
            <text:p text:style-name="a1080" text:class-names="" text:cond-style-name=""><text:span text:style-name="a1078" text:class-names=""><text:s text:c="1"/>Who these foes are (3:1-3):<text:s text:c="1"/></text:span><text:span text:style-name="a1079" text:class-names=""/></text:p>
          </draw:text-box>
          <svg:title/>
          <svg:desc/>
        </draw:frame>
        <draw:frame draw:id="id164" presentation:style-name="a1091" draw:name="Text Placeholder 2" svg:x="1.38in" svg:y="2in" svg:width="9.4in" svg:height="4.75868in" presentation:class="outline" presentation:placeholder="false">
          <draw:text-box>
            <text:list text:style-name="a1084">
              <text:list-item>
                <text:p text:style-name="a1083" text:class-names="" text:cond-style-name=""><text:span text:style-name="a1082" text:class-names=""><text:s text:c="1"/>The true circumcision (3:3a):<text:s text:c="1"/>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><text:s text:c="1"/>The false circumcision (3:3b)<text:s text:c="1"/>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/></text:p>
              </text:list-item>
            </text:list>
          </draw:text-box>
          <svg:title/>
          <svg:desc/>
        </draw:frame>
      </draw:page>
      <draw:page draw:name="Slide42" draw:style-name="a1092" draw:master-page-name="Master1-Layout12-tx-Title-and-Text" presentation:presentation-page-layout-name="Master1-PPL12" draw:id="Slide-297">
        <draw:frame draw:id="id165" presentation:style-name="a1096" draw:name="Title 1" svg:x="1.38in" svg:y="0.4in" svg:width="10.6in" svg:height="1.44965in" presentation:class="title" presentation:placeholder="false">
          <draw:text-box>
            <text:p text:style-name="a1095" text:class-names="" text:cond-style-name=""><text:span text:style-name="a1093" text:class-names=""><text:s text:c="1"/>THE CORRUPTION (3:1-3, 18-19):<text:s text:c="1"/></text:span><text:span text:style-name="a1094" text:class-names=""/></text:p>
          </draw:text-box>
          <svg:title/>
          <svg:desc/>
        </draw:frame>
        <draw:frame draw:id="id166" presentation:style-name="a1106" draw:name="Text Placeholder 2" svg:x="1.38in" svg:y="2in" svg:width="9.4in" svg:height="4.75868in" presentation:class="outline" presentation:placeholder="false">
          <draw:text-box>
            <text:list text:style-name="a1099">
              <text:list-item>
                <text:p text:style-name="a1098" text:class-names="" text:cond-style-name=""><text:span text:style-name="a1097" text:class-names=""><text:s text:c="1"/>Who these foes are (3:1-3):<text:s text:c="1"/>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<text:s text:c="1"/>What these foes are (3:18, 19b)<text:s text:c="1"/>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/></text:p>
              </text:list-item>
            </text:list>
          </draw:text-box>
          <svg:title/>
          <svg:desc/>
        </draw:frame>
      </draw:page>
      <draw:page draw:name="Slide43" draw:style-name="a1107" draw:master-page-name="Master1-Layout12-tx-Title-and-Text" presentation:presentation-page-layout-name="Master1-PPL12" draw:id="Slide-298">
        <draw:frame draw:id="id167" presentation:style-name="a1111" draw:name="Title 1" svg:x="1.38in" svg:y="0.4in" svg:width="10.6in" svg:height="1.44965in" presentation:class="title" presentation:placeholder="false">
          <draw:text-box>
            <text:p text:style-name="a1110" text:class-names="" text:cond-style-name=""><text:span text:style-name="a1108" text:class-names=""><text:s text:c="1"/>What these foes are (3:18, 19b)<text:s text:c="1"/></text:span><text:span text:style-name="a1109" text:class-names=""/></text:p>
          </draw:text-box>
          <svg:title/>
          <svg:desc/>
        </draw:frame>
        <draw:frame draw:id="id168" presentation:style-name="a1121" draw:name="Text Placeholder 2" svg:x="1.38in" svg:y="2in" svg:width="9.4in" svg:height="4.75868in" presentation:class="outline" presentation:placeholder="false">
          <draw:text-box>
            <text:list text:style-name="a1114">
              <text:list-item>
                <text:p text:style-name="a1113" text:class-names="" text:cond-style-name=""><text:span text:style-name="a1112" text:class-names=""><text:s text:c="1"/>They are enemies of the cross (3:18).<text:s text:c="1"/>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<text:s text:c="1"/>They are proud and sensual materialists (3:19b).<text:s text:c="1"/>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/></text:p>
              </text:list-item>
            </text:list>
          </draw:text-box>
          <svg:title/>
          <svg:desc/>
        </draw:frame>
      </draw:page>
      <draw:page draw:name="Slide44" draw:style-name="a1122" draw:master-page-name="Master1-Layout12-tx-Title-and-Text" presentation:presentation-page-layout-name="Master1-PPL12" draw:id="Slide-299">
        <draw:frame draw:id="id169" presentation:style-name="a1126" draw:name="Title 1" svg:x="1.38in" svg:y="0.4in" svg:width="10.6in" svg:height="1.44965in" presentation:class="title" presentation:placeholder="false">
          <draw:text-box>
            <text:p text:style-name="a1125" text:class-names="" text:cond-style-name=""><text:span text:style-name="a1123" text:class-names=""><text:s text:c="1"/>THE CORRUPTION (3:1-3, 18-19):<text:s text:c="1"/></text:span><text:span text:style-name="a1124" text:class-names=""/></text:p>
          </draw:text-box>
          <svg:title/>
          <svg:desc/>
        </draw:frame>
        <draw:frame draw:id="id170" presentation:style-name="a1139" draw:name="Text Placeholder 2" svg:x="1.38in" svg:y="2in" svg:width="9.4in" svg:height="4.75868in" presentation:class="outline" presentation:placeholder="false">
          <draw:text-box>
            <text:list text:style-name="a1129">
              <text:list-item>
                <text:p text:style-name="a1128" text:class-names="" text:cond-style-name=""><text:span text:style-name="a1127" text:class-names=""><text:s text:c="1"/>Who these foes are (3:1-3):<text:s text:c="1"/>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<text:s text:c="1"/>What these foes are (3:18, 19b)<text:s text:c="1"/>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<text:s text:c="1"/>Where these foes are headed (3:19a):<text:s text:c="1"/>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/></text:p>
              </text:list-item>
            </text:list>
          </draw:text-box>
          <svg:title/>
          <svg:desc/>
        </draw:frame>
      </draw:page>
      <draw:page draw:name="Slide45" draw:style-name="a1140" draw:master-page-name="Master1-Layout12-tx-Title-and-Text" presentation:presentation-page-layout-name="Master1-PPL12" draw:id="Slide-300">
        <draw:frame draw:id="id171" presentation:style-name="a1144" draw:name="Title 1" svg:x="1.38in" svg:y="0.4in" svg:width="10.6in" svg:height="1.44965in" presentation:class="title" presentation:placeholder="false">
          <draw:text-box>
            <text:p text:style-name="a1143" text:class-names="" text:cond-style-name=""><text:span text:style-name="a1141" text:class-names="">PHILIPPIANS 3</text:span><text:span text:style-name="a1142" text:class-names=""/></text:p>
          </draw:text-box>
          <svg:title/>
          <svg:desc/>
        </draw:frame>
        <draw:frame draw:id="id172" presentation:style-name="a1154" draw:name="Text Placeholder 2" svg:x="1.38in" svg:y="2in" svg:width="9.4in" svg:height="4.75868in" presentation:class="outline" presentation:placeholder="false">
          <draw:text-box>
            <text:list text:style-name="a1147">
              <text:list-item>
                <text:p text:style-name="a1146" text:class-names="" text:cond-style-name=""><text:span text:style-name="a1145" text:class-names=""><text:s text:c="1"/>THE CORRUPTION (3:1-3, 18-19):<text:s text:c="1"/>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<text:s text:c="1"/>THE COST (3:4-8):<text:s text:c="1"/>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/></text:p>
              </text:list-item>
            </text:list>
          </draw:text-box>
          <svg:title/>
          <svg:desc/>
        </draw:frame>
      </draw:page>
      <draw:page draw:name="Slide46" draw:style-name="a1155" draw:master-page-name="Master1-Layout12-tx-Title-and-Text" presentation:presentation-page-layout-name="Master1-PPL12" draw:id="Slide-301">
        <draw:frame draw:id="id173" presentation:style-name="a1159" draw:name="Title 1" svg:x="1.38in" svg:y="0.4in" svg:width="10.6in" svg:height="1.44965in" presentation:class="title" presentation:placeholder="false">
          <draw:text-box>
            <text:p text:style-name="a1158" text:class-names="" text:cond-style-name=""><text:span text:style-name="a1156" text:class-names=""><text:s text:c="1"/>THE COST (3:4-8):<text:s text:c="1"/></text:span><text:span text:style-name="a1157" text:class-names=""/></text:p>
          </draw:text-box>
          <svg:title/>
          <svg:desc/>
        </draw:frame>
        <draw:frame draw:id="id174" presentation:style-name="a1169" draw:name="Text Placeholder 2" svg:x="1.38in" svg:y="2in" svg:width="9.4in" svg:height="4.75868in" presentation:class="outline" presentation:placeholder="false">
          <draw:text-box>
            <text:list text:style-name="a1162">
              <text:list-item>
                <text:p text:style-name="a1161" text:class-names="" text:cond-style-name=""><text:span text:style-name="a1160" text:class-names=""><text:s text:c="1"/>His prestige among the Jews (3:4-5)<text:s text:c="1"/>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<text:s text:c="1"/>His persecution against the church (3:6)<text:s text:c="1"/>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/></text:p>
              </text:list-item>
            </text:list>
          </draw:text-box>
          <svg:title/>
          <svg:desc/>
        </draw:frame>
      </draw:page>
      <draw:page draw:name="Slide47" draw:style-name="a1170" draw:master-page-name="Master1-Layout12-tx-Title-and-Text" presentation:presentation-page-layout-name="Master1-PPL12" draw:id="Slide-302">
        <draw:frame draw:id="id175" presentation:style-name="a1174" draw:name="Title 1" svg:x="1.38in" svg:y="0.4in" svg:width="10.6in" svg:height="1.44965in" presentation:class="title" presentation:placeholder="false">
          <draw:text-box>
            <text:p text:style-name="a1173" text:class-names="" text:cond-style-name=""><text:span text:style-name="a1171" text:class-names="">PHILIPPIANS 3</text:span><text:span text:style-name="a1172" text:class-names=""/></text:p>
          </draw:text-box>
          <svg:title/>
          <svg:desc/>
        </draw:frame>
        <draw:frame draw:id="id176" presentation:style-name="a1190" draw:name="Text Placeholder 2" svg:x="1.38in" svg:y="2in" svg:width="9.4in" svg:height="4.75868in" presentation:class="outline" presentation:placeholder="false">
          <draw:text-box>
            <text:list text:style-name="a1177">
              <text:list-item>
                <text:p text:style-name="a1176" text:class-names="" text:cond-style-name=""><text:span text:style-name="a1175" text:class-names=""><text:s text:c="1"/>THE CORRUPTION (3:1-3, 18-19):<text:s text:c="1"/>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<text:s text:c="1"/>THE COST (3:4-8):<text:s text:c="1"/>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><text:s text:c="1"/>THE CATCH (3:7-8):<text:s text:c="1"/>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><text:s text:c="1"/>THE CROWN (3:9-14, 20-21):<text:s text:c="1"/></text:span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/></text:p>
              </text:list-item>
            </text:list>
          </draw:text-box>
          <svg:title/>
          <svg:desc/>
        </draw:frame>
      </draw:page>
      <draw:page draw:name="Slide48" draw:style-name="a1191" draw:master-page-name="Master1-Layout12-tx-Title-and-Text" presentation:presentation-page-layout-name="Master1-PPL12" draw:id="Slide-303">
        <draw:frame draw:id="id177" presentation:style-name="a1195" draw:name="Title 1" svg:x="1.38in" svg:y="0.4in" svg:width="10.6in" svg:height="1.44965in" presentation:class="title" presentation:placeholder="false">
          <draw:text-box>
            <text:p text:style-name="a1194" text:class-names="" text:cond-style-name=""><text:span text:style-name="a1192" text:class-names=""><text:s text:c="1"/>THE CROWN (3:9-14, 20-21):<text:s text:c="1"/></text:span><text:span text:style-name="a1193" text:class-names=""/></text:p>
          </draw:text-box>
          <svg:title/>
          <svg:desc/>
        </draw:frame>
        <draw:frame draw:id="id178" presentation:style-name="a1211" draw:name="Text Placeholder 2" svg:x="1.38in" svg:y="2in" svg:width="9.4in" svg:height="4.75868in" presentation:class="outline" presentation:placeholder="false">
          <draw:text-box>
            <text:list text:style-name="a1198">
              <text:list-item>
                <text:p text:style-name="a1197" text:class-names="" text:cond-style-name=""><text:span text:style-name="a1196" text:class-names=""><text:s text:c="1"/>A new righteousness (3:9-12)<text:s text:c="1"/>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><text:s text:c="1"/>A new goal (3:13-14)<text:s text:c="1"/></text:span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><text:s text:c="1"/>A new home (3:20)<text:s text:c="1"/>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<text:s text:c="1"/>A new body (3:21)<text:s text:c="1"/>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/></text:p>
              </text:list-item>
            </text:list>
          </draw:text-box>
          <svg:title/>
          <svg:desc/>
        </draw:frame>
      </draw:page>
      <draw:page draw:name="Slide49" draw:style-name="a1212" draw:master-page-name="Master1-Layout12-tx-Title-and-Text" presentation:presentation-page-layout-name="Master1-PPL12" draw:id="Slide-304">
        <draw:frame draw:id="id179" presentation:style-name="a1216" draw:name="Title 1" svg:x="1.38in" svg:y="0.4in" svg:width="10.6in" svg:height="1.44965in" presentation:class="title" presentation:placeholder="false">
          <draw:text-box>
            <text:p text:style-name="a1215" text:class-names="" text:cond-style-name=""><text:span text:style-name="a1213" text:class-names="">PHILIPPIANS 3</text:span><text:span text:style-name="a1214" text:class-names=""/></text:p>
          </draw:text-box>
          <svg:title/>
          <svg:desc/>
        </draw:frame>
        <draw:frame draw:id="id180" presentation:style-name="a1235" draw:name="Text Placeholder 2" svg:x="1.38in" svg:y="2in" svg:width="9.4in" svg:height="4.75868in" presentation:class="outline" presentation:placeholder="false">
          <draw:text-box>
            <text:list text:style-name="a1219">
              <text:list-item>
                <text:p text:style-name="a1218" text:class-names="" text:cond-style-name=""><text:span text:style-name="a1217" text:class-names=""><text:s text:c="1"/>THE CORRUPTION (3:1-3, 18-19):<text:s text:c="1"/>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><text:s text:c="1"/>THE COST (3:4-8):<text:s text:c="1"/>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><text:s text:c="1"/>THE CATCH (3:7-8):<text:s text:c="1"/>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><text:s text:c="1"/>THE CROWN (3:9-14, 20-21):<text:s text:c="1"/>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><text:s text:c="1"/>THE COMMAND (3:15-17):<text:s text:c="1"/>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/></text:p>
              </text:list-item>
            </text:list>
          </draw:text-box>
          <svg:title/>
          <svg:desc/>
        </draw:frame>
      </draw:page>
      <draw:page draw:name="Slide50" draw:style-name="a1236" draw:master-page-name="Master1-Layout12-tx-Title-and-Text" presentation:presentation-page-layout-name="Master1-PPL12" draw:id="Slide-305">
        <draw:frame draw:id="id181" presentation:style-name="a1240" draw:name="Title 1" svg:x="1.38in" svg:y="0.4in" svg:width="10.6in" svg:height="1.44965in" presentation:class="title" presentation:placeholder="false">
          <draw:text-box>
            <text:p text:style-name="a1239" text:class-names="" text:cond-style-name=""><text:span text:style-name="a1237" text:class-names="">PHILIPPIANS 1</text:span><text:span text:style-name="a1238" text:class-names=""/></text:p>
          </draw:text-box>
          <svg:title/>
          <svg:desc/>
        </draw:frame>
        <draw:frame draw:id="id182" presentation:style-name="a1259" draw:name="Text Placeholder 2" svg:x="1.38in" svg:y="2in" svg:width="9.4in" svg:height="4.75868in" presentation:class="outline" presentation:placeholder="false">
          <draw:text-box>
            <text:list text:style-name="a1243">
              <text:list-item>
                <text:p text:style-name="a1242" text:class-names="" text:cond-style-name=""><text:span text:style-name="a1241" text:class-names="">PAUL'S SUPPLICATION FOR THE PHILIPPIAN BELIEVERS (1:1-11)<text:s text:c="1"/>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PAUL'S EXPLANATION TO THE PHILIPPIAN BELIEVERS (1:12-30)<text:s text:c="1"/>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<text:s text:c="1"/>PHILIPPIANS 2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>PHILIPPIANS 3</text:span></text:p>
              </text:list-item>
            </text:list>
            <text:list text:style-name="a1255">
              <text:list-item>
                <text:p text:style-name="a1254" text:class-names="" text:cond-style-name=""><text:span text:style-name="a1253" text:class-names="">PHILIPPIANS 4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/></text:p>
              </text:list-item>
            </text:list>
          </draw:text-box>
          <svg:title/>
          <svg:desc/>
        </draw:frame>
      </draw:page>
      <draw:page draw:name="Slide51" draw:style-name="a1260" draw:master-page-name="Master1-Layout1-title-Title-Slide" presentation:presentation-page-layout-name="Master1-PPL1" draw:id="Slide-306">
        <draw:frame draw:id="id183" presentation:style-name="a1264" draw:name="Title 1" svg:x="1.38in" svg:y="0.83in" svg:width="10.3in" svg:height="4.42in" presentation:class="title" presentation:placeholder="false">
          <draw:text-box>
            <text:p text:style-name="a1263" text:class-names="" text:cond-style-name=""><text:span text:style-name="a1261" text:class-names="">PHILIPPIANS 4</text:span><text:span text:style-name="a1262" text:class-names=""/></text:p>
          </draw:text-box>
          <svg:title/>
          <svg:desc/>
        </draw:frame>
        <draw:frame draw:id="id184" presentation:style-name="a1269" draw:name="Subtitle 2" svg:x="1.38in" svg:y="5.25in" svg:width="10.3in" svg:height="1.85in" presentation:class="subtitle" presentation:placeholder="false">
          <draw:text-box>
            <text:p text:style-name="a1266" text:class-names="" text:cond-style-name=""><text:span text:style-name="a1265" text:class-names=""><text:s text:c="1"/>UNIFYING POWER (4:1-3)<text:s text:c="1"/></text:span></text:p>
            <text:p text:style-name="a1268" text:class-names="" text:cond-style-name=""><text:span text:style-name="a1267" text:class-names=""/></text:p>
          </draw:text-box>
          <svg:title/>
          <svg:desc/>
        </draw:frame>
      </draw:page>
      <draw:page draw:name="Slide52" draw:style-name="a1270" draw:master-page-name="Master1-Layout12-tx-Title-and-Text" presentation:presentation-page-layout-name="Master1-PPL12" draw:id="Slide-307">
        <draw:frame draw:id="id185" presentation:style-name="a1274" draw:name="Title 1" svg:x="1.38in" svg:y="0.4in" svg:width="10.6in" svg:height="1.44965in" presentation:class="title" presentation:placeholder="false">
          <draw:text-box>
            <text:p text:style-name="a1273" text:class-names="" text:cond-style-name=""><text:span text:style-name="a1271" text:class-names=""><text:s text:c="1"/>UNIFYING POWER (4:1-3)<text:s text:c="1"/></text:span><text:span text:style-name="a1272" text:class-names=""/></text:p>
          </draw:text-box>
          <svg:title/>
          <svg:desc/>
        </draw:frame>
        <draw:frame draw:id="id186" presentation:style-name="a1284" draw:name="Text Placeholder 2" svg:x="1.38in" svg:y="2in" svg:width="9.4in" svg:height="4.75868in" presentation:class="outline" presentation:placeholder="false">
          <draw:text-box>
            <text:list text:style-name="a1277">
              <text:list-item>
                <text:p text:style-name="a1276" text:class-names="" text:cond-style-name=""><text:span text:style-name="a1275" text:class-names=""><text:s text:c="1"/>The contenders (4:1-2):<text:s text:c="1"/>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><text:s text:c="1"/>The counselor (4:3):<text:s text:c="1"/>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/></text:p>
              </text:list-item>
            </text:list>
          </draw:text-box>
          <svg:title/>
          <svg:desc/>
        </draw:frame>
      </draw:page>
      <draw:page draw:name="Slide53" draw:style-name="a1285" draw:master-page-name="Master1-Layout12-tx-Title-and-Text" presentation:presentation-page-layout-name="Master1-PPL12" draw:id="Slide-308">
        <draw:frame draw:id="id187" presentation:style-name="a1289" draw:name="Title 1" svg:x="1.38in" svg:y="0.4in" svg:width="10.6in" svg:height="1.44965in" presentation:class="title" presentation:placeholder="false">
          <draw:text-box>
            <text:p text:style-name="a1288" text:class-names="" text:cond-style-name=""><text:span text:style-name="a1286" text:class-names="">PHILIPPIANS 4</text:span><text:span text:style-name="a1287" text:class-names=""/></text:p>
          </draw:text-box>
          <svg:title/>
          <svg:desc/>
        </draw:frame>
        <draw:frame draw:id="id188" presentation:style-name="a1299" draw:name="Text Placeholder 2" svg:x="1.38in" svg:y="2in" svg:width="9.4in" svg:height="4.75868in" presentation:class="outline" presentation:placeholder="false">
          <draw:text-box>
            <text:list text:style-name="a1292">
              <text:list-item>
                <text:p text:style-name="a1291" text:class-names="" text:cond-style-name=""><text:span text:style-name="a1290" text:class-names=""><text:s text:c="1"/>UNIFYING POWER (4:1-3)<text:s text:c="1"/>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><text:s text:c="1"/>FORTIFYING POWER (4:4-7)<text:s text:c="1"/></text:span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/></text:p>
              </text:list-item>
            </text:list>
          </draw:text-box>
          <svg:title/>
          <svg:desc/>
        </draw:frame>
      </draw:page>
      <draw:page draw:name="Slide54" draw:style-name="a1300" draw:master-page-name="Master1-Layout1-title-Title-Slide" presentation:presentation-page-layout-name="Master1-PPL1" draw:id="Slide-309">
        <draw:frame draw:id="id189" presentation:style-name="a1304" draw:name="Title 1" svg:x="1.38in" svg:y="0.83in" svg:width="10.3in" svg:height="4.42in" presentation:class="title" presentation:placeholder="false">
          <draw:text-box>
            <text:p text:style-name="a1303" text:class-names="" text:cond-style-name=""><text:span text:style-name="a1301" text:class-names=""><text:s text:c="1"/>FORTIFYING POWER (4:4-7)<text:s text:c="1"/></text:span><text:span text:style-name="a1302" text:class-names=""/></text:p>
          </draw:text-box>
          <svg:title/>
          <svg:desc/>
        </draw:frame>
        <draw:frame draw:id="id190" presentation:style-name="a1309" draw:name="Subtitle 2" svg:x="1.38in" svg:y="5.25in" svg:width="10.3in" svg:height="1.85in" presentation:class="subtitle" presentation:placeholder="false">
          <draw:text-box>
            <text:p text:style-name="a1306" text:class-names="" text:cond-style-name=""><text:span text:style-name="a1305" text:class-names=""><text:s text:c="1"/>The prayer (4:4-6):<text:s text:c="1"/></text:span></text:p>
            <text:p text:style-name="a1308" text:class-names="" text:cond-style-name=""><text:span text:style-name="a1307" text:class-names=""/></text:p>
          </draw:text-box>
          <svg:title/>
          <svg:desc/>
        </draw:frame>
      </draw:page>
      <draw:page draw:name="Slide55" draw:style-name="a1310" draw:master-page-name="Master1-Layout12-tx-Title-and-Text" presentation:presentation-page-layout-name="Master1-PPL12" draw:id="Slide-310">
        <draw:frame draw:id="id191" presentation:style-name="a1314" draw:name="Title 1" svg:x="1.38in" svg:y="0.4in" svg:width="10.6in" svg:height="1.44965in" presentation:class="title" presentation:placeholder="false">
          <draw:text-box>
            <text:p text:style-name="a1313" text:class-names="" text:cond-style-name=""><text:span text:style-name="a1311" text:class-names=""><text:s text:c="1"/>The prayer (4:4-6):<text:s text:c="1"/></text:span><text:span text:style-name="a1312" text:class-names=""/></text:p>
          </draw:text-box>
          <svg:title/>
          <svg:desc/>
        </draw:frame>
        <draw:frame draw:id="id192" presentation:style-name="a1324" draw:name="Text Placeholder 2" svg:x="1.38in" svg:y="2in" svg:width="9.4in" svg:height="4.75868in" presentation:class="outline" presentation:placeholder="false">
          <draw:text-box>
            <text:list text:style-name="a1317">
              <text:list-item>
                <text:p text:style-name="a1316" text:class-names="" text:cond-style-name=""><text:span text:style-name="a1315" text:class-names=""><text:s text:c="1"/>We must never be stressful in anything (4:4-6a).<text:s text:c="1"/>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><text:s text:c="1"/>We must always be thankful in everything (4:6b).<text:s text:c="1"/>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/></text:p>
              </text:list-item>
            </text:list>
          </draw:text-box>
          <svg:title/>
          <svg:desc/>
        </draw:frame>
      </draw:page>
      <draw:page draw:name="Slide56" draw:style-name="a1325" draw:master-page-name="Master1-Layout12-tx-Title-and-Text" presentation:presentation-page-layout-name="Master1-PPL12" draw:id="Slide-311">
        <draw:frame draw:id="id193" presentation:style-name="a1329" draw:name="Title 1" svg:x="1.38in" svg:y="0.4in" svg:width="10.6in" svg:height="1.44965in" presentation:class="title" presentation:placeholder="false">
          <draw:text-box>
            <text:p text:style-name="a1328" text:class-names="" text:cond-style-name=""><text:span text:style-name="a1326" text:class-names=""><text:s text:c="1"/>FORTIFYING POWER (4:4-7)<text:s text:c="1"/></text:span><text:span text:style-name="a1327" text:class-names=""/></text:p>
          </draw:text-box>
          <svg:title/>
          <svg:desc/>
        </draw:frame>
        <draw:frame draw:id="id194" presentation:style-name="a1339" draw:name="Text Placeholder 2" svg:x="1.38in" svg:y="2in" svg:width="9.4in" svg:height="4.75868in" presentation:class="outline" presentation:placeholder="false">
          <draw:text-box>
            <text:list text:style-name="a1332">
              <text:list-item>
                <text:p text:style-name="a1331" text:class-names="" text:cond-style-name=""><text:span text:style-name="a1330" text:class-names=""><text:s text:c="1"/>The prayer (4:4-6):<text:s text:c="1"/>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><text:s text:c="1"/>The peace (4:7):<text:s text:c="1"/>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/></text:p>
              </text:list-item>
            </text:list>
          </draw:text-box>
          <svg:title/>
          <svg:desc/>
        </draw:frame>
      </draw:page>
      <draw:page draw:name="Slide57" draw:style-name="a1340" draw:master-page-name="Master1-Layout12-tx-Title-and-Text" presentation:presentation-page-layout-name="Master1-PPL12" draw:id="Slide-312">
        <draw:frame draw:id="id195" presentation:style-name="a1344" draw:name="Title 1" svg:x="1.38in" svg:y="0.4in" svg:width="10.6in" svg:height="1.44965in" presentation:class="title" presentation:placeholder="false">
          <draw:text-box>
            <text:p text:style-name="a1343" text:class-names="" text:cond-style-name=""><text:span text:style-name="a1341" text:class-names="">PHILIPPIANS 4</text:span><text:span text:style-name="a1342" text:class-names=""/></text:p>
          </draw:text-box>
          <svg:title/>
          <svg:desc/>
        </draw:frame>
        <draw:frame draw:id="id196" presentation:style-name="a1363" draw:name="Text Placeholder 2" svg:x="1.38in" svg:y="2in" svg:width="9.4in" svg:height="4.75868in" presentation:class="outline" presentation:placeholder="false">
          <draw:text-box>
            <text:list text:style-name="a1347">
              <text:list-item>
                <text:p text:style-name="a1346" text:class-names="" text:cond-style-name=""><text:span text:style-name="a1345" text:class-names=""><text:s text:c="1"/>UNIFYING POWER (4:1-3)<text:s text:c="1"/>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8" text:class-names=""><text:s text:c="1"/>FORTIFYING POWER (4:4-7)<text:s text:c="1"/>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><text:s text:c="1"/>PURIFYING POWER (4:8):<text:s text:c="1"/>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<text:s text:c="1"/>EXEMPLIFYING POWER (4:9):<text:s text:c="1"/>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<text:s text:c="1"/>SATISFYING POWER (4:10-13)<text:s text:c="1"/>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/></text:p>
              </text:list-item>
            </text:list>
          </draw:text-box>
          <svg:title/>
          <svg:desc/>
        </draw:frame>
      </draw:page>
      <draw:page draw:name="Slide58" draw:style-name="a1364" draw:master-page-name="Master1-Layout1-title-Title-Slide" presentation:presentation-page-layout-name="Master1-PPL1" draw:id="Slide-313">
        <draw:frame draw:id="id197" presentation:style-name="a1368" draw:name="Title 1" svg:x="1.38in" svg:y="0.83in" svg:width="10.3in" svg:height="4.42in" presentation:class="title" presentation:placeholder="false">
          <draw:text-box>
            <text:p text:style-name="a1367" text:class-names="" text:cond-style-name=""><text:span text:style-name="a1365" text:class-names=""><text:s text:c="1"/>SATISFYING POWER (4:10-13)<text:s text:c="1"/></text:span><text:span text:style-name="a1366" text:class-names=""/></text:p>
          </draw:text-box>
          <svg:title/>
          <svg:desc/>
        </draw:frame>
        <draw:frame draw:id="id198" presentation:style-name="a1373" draw:name="Subtitle 2" svg:x="1.38in" svg:y="5.25in" svg:width="10.3in" svg:height="1.85in" presentation:class="subtitle" presentation:placeholder="false">
          <draw:text-box>
            <text:p text:style-name="a1370" text:class-names="" text:cond-style-name=""><text:span text:style-name="a1369" text:class-names=""><text:s text:c="1"/>The satisfaction (4:10-12)<text:s text:c="1"/></text:span></text:p>
            <text:p text:style-name="a1372" text:class-names="" text:cond-style-name=""><text:span text:style-name="a1371" text:class-names=""/></text:p>
          </draw:text-box>
          <svg:title/>
          <svg:desc/>
        </draw:frame>
      </draw:page>
      <draw:page draw:name="Slide59" draw:style-name="a1374" draw:master-page-name="Master1-Layout12-tx-Title-and-Text" presentation:presentation-page-layout-name="Master1-PPL12" draw:id="Slide-314">
        <draw:frame draw:id="id199" presentation:style-name="a1378" draw:name="Title 1" svg:x="1.38in" svg:y="0.4in" svg:width="10.6in" svg:height="1.44965in" presentation:class="title" presentation:placeholder="false">
          <draw:text-box>
            <text:p text:style-name="a1377" text:class-names="" text:cond-style-name=""><text:span text:style-name="a1375" text:class-names=""><text:s text:c="1"/>The satisfaction (4:10-12)<text:s text:c="1"/></text:span><text:span text:style-name="a1376" text:class-names=""/></text:p>
          </draw:text-box>
          <svg:title/>
          <svg:desc/>
        </draw:frame>
        <draw:frame draw:id="id200" presentation:style-name="a1388" draw:name="Text Placeholder 2" svg:x="1.38in" svg:y="2in" svg:width="9.4in" svg:height="4.75868in" presentation:class="outline" presentation:placeholder="false">
          <draw:text-box>
            <text:list text:style-name="a1381">
              <text:list-item>
                <text:p text:style-name="a1380" text:class-names="" text:cond-style-name=""><text:span text:style-name="a1379" text:class-names=""><text:s text:c="1"/>Paul is content even when hungry and in need of many things (4:10, 11b-12a, 12d, 12f).<text:s text:c="1"/>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><text:s text:c="1"/>Paul is content when filled and in need of nothing (4:11a, 12b-12c, 12e).<text:s text:c="1"/>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/></text:p>
              </text:list-item>
            </text:list>
          </draw:text-box>
          <svg:title/>
          <svg:desc/>
        </draw:frame>
      </draw:page>
      <draw:page draw:name="Slide60" draw:style-name="a1389" draw:master-page-name="Master1-Layout12-tx-Title-and-Text" presentation:presentation-page-layout-name="Master1-PPL12" draw:id="Slide-315">
        <draw:frame draw:id="id201" presentation:style-name="a1393" draw:name="Title 1" svg:x="1.38in" svg:y="0.4in" svg:width="10.6in" svg:height="1.44965in" presentation:class="title" presentation:placeholder="false">
          <draw:text-box>
            <text:p text:style-name="a1392" text:class-names="" text:cond-style-name=""><text:span text:style-name="a1390" text:class-names=""><text:s text:c="1"/>SATISFYING POWER (4:10-13)<text:s text:c="1"/></text:span><text:span text:style-name="a1391" text:class-names=""/></text:p>
          </draw:text-box>
          <svg:title/>
          <svg:desc/>
        </draw:frame>
        <draw:frame draw:id="id202" presentation:style-name="a1403" draw:name="Text Placeholder 2" svg:x="1.38in" svg:y="2in" svg:width="9.4in" svg:height="4.75868in" presentation:class="outline" presentation:placeholder="false">
          <draw:text-box>
            <text:list text:style-name="a1396">
              <text:list-item>
                <text:p text:style-name="a1395" text:class-names="" text:cond-style-name=""><text:span text:style-name="a1394" text:class-names=""><text:s text:c="1"/>The satisfaction (4:10-12)<text:s text:c="1"/>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<text:s text:c="1"/>The satisfier (4:13): Jesus himself is the source of Paul's strength.<text:s text:c="1"/>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/></text:p>
              </text:list-item>
            </text:list>
          </draw:text-box>
          <svg:title/>
          <svg:desc/>
        </draw:frame>
      </draw:page>
      <draw:page draw:name="Slide61" draw:style-name="a1404" draw:master-page-name="Master1-Layout12-tx-Title-and-Text" presentation:presentation-page-layout-name="Master1-PPL12" draw:id="Slide-316">
        <draw:frame draw:id="id203" presentation:style-name="a1408" draw:name="Title 1" svg:x="1.38in" svg:y="0.4in" svg:width="10.6in" svg:height="1.44965in" presentation:class="title" presentation:placeholder="false">
          <draw:text-box>
            <text:p text:style-name="a1407" text:class-names="" text:cond-style-name=""><text:span text:style-name="a1405" text:class-names=""><text:s text:c="1"/>The satisfier (4:13): Jesus himself is the source of Paul's strength.<text:s text:c="1"/></text:span><text:span text:style-name="a1406" text:class-names=""/></text:p>
          </draw:text-box>
          <svg:title/>
          <svg:desc/>
        </draw:frame>
        <draw:frame draw:id="id204" presentation:style-name="a1418" draw:name="Text Placeholder 2" svg:x="1.38in" svg:y="2in" svg:width="9.4in" svg:height="4.75868in" presentation:class="outline" presentation:placeholder="false">
          <draw:text-box>
            <text:list text:style-name="a1411">
              <text:list-item>
                <text:p text:style-name="a1410" text:class-names="" text:cond-style-name=""><text:span text:style-name="a1409" text:class-names=""><text:s text:c="1"/>SANCTIFYING POWER (4:14-18, 21-23):<text:s text:c="1"/></text:span></text:p>
              </text:list-item>
            </text:list>
            <text:list text:style-name="a1414">
              <text:list-item>
                <text:p text:style-name="a1413" text:class-names="" text:cond-style-name=""><text:span text:style-name="a1412" text:class-names=""><text:s text:c="1"/>MULTIPLYING POWER (4:19):<text:s text:c="1"/></text:span></text:p>
              </text:list-item>
            </text:list>
            <text:list text:style-name="a1417">
              <text:list-item>
                <text:p text:style-name="a1416" text:class-names="" text:cond-style-name=""><text:span text:style-name="a1415" text:class-names=""/></text:p>
              </text:list-item>
            </text:list>
          </draw:text-box>
          <svg:title/>
          <svg:desc/>
        </draw:frame>
      </draw:page>
      <draw:page draw:name="Slide62" draw:style-name="a1419" draw:master-page-name="Master1-Layout12-tx-Title-and-Text" presentation:presentation-page-layout-name="Master1-PPL12" draw:id="Slide-317">
        <draw:frame draw:id="id205" presentation:style-name="a1423" draw:name="Title 1" svg:x="1.38in" svg:y="0.4in" svg:width="10.6in" svg:height="1.44965in" presentation:class="title" presentation:placeholder="false">
          <draw:text-box>
            <text:p text:style-name="a1422" text:class-names="" text:cond-style-name=""><text:span text:style-name="a1420" text:class-names=""><text:s text:c="1"/>SATISFYING POWER (4:10-13)<text:s text:c="1"/></text:span><text:span text:style-name="a1421" text:class-names=""/></text:p>
          </draw:text-box>
          <svg:title/>
          <svg:desc/>
        </draw:frame>
        <draw:frame draw:id="id206" presentation:style-name="a1433" draw:name="Text Placeholder 2" svg:x="1.38in" svg:y="2in" svg:width="9.4in" svg:height="4.75868in" presentation:class="outline" presentation:placeholder="false">
          <draw:text-box>
            <text:list text:style-name="a1426">
              <text:list-item>
                <text:p text:style-name="a1425" text:class-names="" text:cond-style-name=""><text:span text:style-name="a1424" text:class-names=""><text:s text:c="1"/>The satisfaction (4:10-12)<text:s text:c="1"/></text:span></text:p>
              </text:list-item>
            </text:list>
            <text:list text:style-name="a1429">
              <text:list-item>
                <text:p text:style-name="a1428" text:class-names="" text:cond-style-name=""><text:span text:style-name="a1427" text:class-names=""><text:s text:c="1"/>The satisfier (4:13): Jesus himself is the source of Paul's strength.<text:s text:c="1"/></text:span></text:p>
              </text:list-item>
            </text:list>
            <text:list text:style-name="a1432">
              <text:list-item>
                <text:p text:style-name="a1431" text:class-names="" text:cond-style-name=""><text:span text:style-name="a1430" text:class-names=""/></text:p>
              </text:list-item>
            </text:list>
          </draw:text-box>
          <svg:title/>
          <svg:desc/>
        </draw:frame>
      </draw:page>
      <draw:page draw:name="Slide63" draw:style-name="a1434" draw:master-page-name="Master1-Layout12-tx-Title-and-Text" presentation:presentation-page-layout-name="Master1-PPL12" draw:id="Slide-318">
        <draw:frame draw:id="id207" presentation:style-name="a1438" draw:name="Title 1" svg:x="1.38in" svg:y="0.4in" svg:width="10.6in" svg:height="1.44965in" presentation:class="title" presentation:placeholder="false">
          <draw:text-box>
            <text:p text:style-name="a1437" text:class-names="" text:cond-style-name=""><text:span text:style-name="a1435" text:class-names="">PHILIPPIANS 4</text:span><text:span text:style-name="a1436" text:class-names=""/></text:p>
          </draw:text-box>
          <svg:title/>
          <svg:desc/>
        </draw:frame>
        <draw:frame draw:id="id208" presentation:style-name="a1460" draw:name="Text Placeholder 2" svg:x="1.38in" svg:y="2in" svg:width="9.4in" svg:height="4.75868in" presentation:class="outline" presentation:placeholder="false">
          <draw:text-box>
            <text:list text:style-name="a1441">
              <text:list-item>
                <text:p text:style-name="a1440" text:class-names="" text:cond-style-name=""><text:span text:style-name="a1439" text:class-names=""><text:s text:c="1"/>UNIFYING POWER (4:1-3)<text:s text:c="1"/></text:span></text:p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><text:s text:c="1"/>FORTIFYING POWER (4:4-7)<text:s text:c="1"/></text:span></text:p>
              </text:list-item>
            </text:list>
            <text:list text:style-name="a1447">
              <text:list-item>
                <text:p text:style-name="a1446" text:class-names="" text:cond-style-name=""><text:span text:style-name="a1445" text:class-names=""><text:s text:c="1"/>PURIFYING POWER (4:8):<text:s text:c="1"/></text:span></text:p>
              </text:list-item>
            </text:list>
            <text:list text:style-name="a1450">
              <text:list-item>
                <text:p text:style-name="a1449" text:class-names="" text:cond-style-name=""><text:span text:style-name="a1448" text:class-names=""><text:s text:c="1"/>EXEMPLIFYING POWER (4:9):<text:s text:c="1"/></text:span></text:p>
              </text:list-item>
            </text:list>
            <text:list text:style-name="a1453">
              <text:list-item>
                <text:p text:style-name="a1452" text:class-names="" text:cond-style-name=""><text:span text:style-name="a1451" text:class-names=""><text:s text:c="1"/>SATISFYING POWER (4:10-13)<text:s text:c="1"/></text:span></text:p>
              </text:list-item>
            </text:list>
            <text:list text:style-name="a1456">
              <text:list-item>
                <text:p text:style-name="a1455" text:class-names="" text:cond-style-name=""><text:span text:style-name="a1454" text:class-names=""><text:s text:c="1"/>GLORIFYING POWER (4:20):<text:s text:c="1"/></text:span></text:p>
              </text:list-item>
            </text:list>
            <text:list text:style-name="a1459">
              <text:list-item>
                <text:p text:style-name="a1458" text:class-names="" text:cond-style-name=""><text:span text:style-name="a1457" text:class-names=""/></text:p>
              </text:list-item>
            </text:list>
          </draw:text-box>
          <svg:title/>
          <svg:desc/>
        </draw:frame>
      </draw:page>
      <draw:page draw:name="Slide64" draw:style-name="a1461" draw:master-page-name="Master1-Layout12-tx-Title-and-Text" presentation:presentation-page-layout-name="Master1-PPL12" draw:id="Slide-319">
        <draw:frame draw:id="id209" presentation:style-name="a1465" draw:name="Title 1" svg:x="1.38in" svg:y="0.4in" svg:width="10.6in" svg:height="1.44965in" presentation:class="title" presentation:placeholder="false">
          <draw:text-box>
            <text:p text:style-name="a1464" text:class-names="" text:cond-style-name=""><text:span text:style-name="a1462" text:class-names="">PHILIPPIANS 1</text:span><text:span text:style-name="a1463" text:class-names=""/></text:p>
          </draw:text-box>
          <svg:title/>
          <svg:desc/>
        </draw:frame>
        <draw:frame draw:id="id210" presentation:style-name="a1484" draw:name="Text Placeholder 2" svg:x="1.38in" svg:y="2in" svg:width="9.4in" svg:height="4.75868in" presentation:class="outline" presentation:placeholder="false">
          <draw:text-box>
            <text:list text:style-name="a1468">
              <text:list-item>
                <text:p text:style-name="a1467" text:class-names="" text:cond-style-name=""><text:span text:style-name="a1466" text:class-names="">PAUL'S SUPPLICATION FOR THE PHILIPPIAN BELIEVERS (1:1-11)<text:s text:c="1"/>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69" text:class-names="">PAUL'S EXPLANATION TO THE PHILIPPIAN BELIEVERS (1:12-30)<text:s text:c="1"/></text:span></text:p>
              </text:list-item>
            </text:list>
            <text:list text:style-name="a1474">
              <text:list-item>
                <text:p text:style-name="a1473" text:class-names="" text:cond-style-name=""><text:span text:style-name="a1472" text:class-names=""><text:s text:c="1"/>PHILIPPIANS 2</text:span></text:p>
              </text:list-item>
            </text:list>
            <text:list text:style-name="a1477">
              <text:list-item>
                <text:p text:style-name="a1476" text:class-names="" text:cond-style-name=""><text:span text:style-name="a1475" text:class-names="">PHILIPPIANS 3</text:span></text:p>
              </text:list-item>
            </text:list>
            <text:list text:style-name="a1480">
              <text:list-item>
                <text:p text:style-name="a1479" text:class-names="" text:cond-style-name=""><text:span text:style-name="a1478" text:class-names="">PHILIPPIANS 4</text:span></text:p>
              </text:list-item>
            </text:list>
            <text:list text:style-name="a1483">
              <text:list-item>
                <text:p text:style-name="a1482" text:class-names="" text:cond-style-name=""><text:span text:style-name="a1481" text:class-names=""/></text:p>
              </text:list-item>
            </text:list>
          </draw:text-box>
          <svg:title/>
          <svg:desc/>
        </draw:frame>
      </draw:page>
      <draw:page draw:name="Slide65" draw:style-name="a1485" draw:master-page-name="Master1-Layout1-title-Title-Slide" presentation:presentation-page-layout-name="Master1-PPL1" draw:id="Slide-320">
        <draw:frame draw:id="id211" presentation:style-name="a1489" draw:name="Title 1" svg:x="1.38in" svg:y="0.83in" svg:width="10.3in" svg:height="4.42in" presentation:class="title" presentation:placeholder="false">
          <draw:text-box>
            <text:p text:style-name="a1488" text:class-names="" text:cond-style-name=""><text:span text:style-name="a1486" text:class-names="">Philippians</text:span><text:span text:style-name="a1487" text:class-names=""/></text:p>
          </draw:text-box>
          <svg:title/>
          <svg:desc/>
        </draw:frame>
        <draw:frame draw:id="id212" presentation:style-name="a1490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hilippians</dc:title>
    <meta:initial-creator>David STRICKLAND</meta:initial-creator>
    <dc:creator>David STRICKLAND</dc:creator>
    <meta:creation-date>2020-02-23T23:17:20Z</meta:creation-date>
    <dc:date>2020-02-23T23:17:21Z</dc:date>
    <meta:template xlink:href="BibleStudy" xlink:type="simple"/>
    <meta:editing-cycles>1</meta:editing-cycles>
    <meta:editing-duration>PT1S</meta:editing-duration>
    <meta:document-statistic meta:paragraph-count="233" meta:word-count="1706"/>
  </office:meta>
</office:document-meta>
</file>